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236in" fo:margin-left="-0.0034in">
        <style:tab-stops/>
      </style:paragraph-properties>
    </style:style>
    <style:style style:name="T2" style:parent-style-name="DefaultParagraphFont" style:family="text">
      <style:text-properties style:font-name="Arial" style:font-name-asian="Arial" style:font-name-complex="Arial" fo:font-weight="bold" style:font-weight-asian="bold" fo:font-size="10.5pt" style:font-size-asian="10.5pt"/>
    </style:style>
    <style:style style:name="P3" style:parent-style-name="Normal" style:family="paragraph">
      <style:paragraph-properties fo:margin-left="-0.0034in">
        <style:tab-stops/>
      </style:paragraph-properties>
    </style:style>
    <style:style style:name="P4" style:parent-style-name="Normal" style:family="paragraph">
      <style:paragraph-properties fo:margin-bottom="0.1236in" fo:margin-left="-0.0034in">
        <style:tab-stops/>
      </style:paragraph-properties>
    </style:style>
    <style:style style:name="T5" style:parent-style-name="DefaultParagraphFont" style:family="text">
      <style:text-properties style:font-name="Arial" style:font-name-asian="Arial" style:font-name-complex="Arial" fo:font-weight="bold" style:font-weight-asian="bold" fo:font-size="10.5pt" style:font-size-asian="10.5pt"/>
    </style:style>
    <style:style style:name="P6" style:parent-style-name="Normal" style:family="paragraph">
      <style:paragraph-properties fo:margin-left="-0.0034in">
        <style:tab-stops/>
      </style:paragraph-properties>
    </style:style>
    <style:style style:name="P7" style:parent-style-name="Normal" style:family="paragraph">
      <style:paragraph-properties fo:margin-bottom="0.1236in" fo:margin-left="-0.0034in">
        <style:tab-stops/>
      </style:paragraph-properties>
    </style:style>
    <style:style style:name="T8" style:parent-style-name="DefaultParagraphFont" style:family="text">
      <style:text-properties style:font-name="Arial" style:font-name-asian="Arial" style:font-name-complex="Arial" fo:font-weight="bold" style:font-weight-asian="bold" fo:font-size="10.5pt" style:font-size-asian="10.5pt"/>
    </style:style>
    <style:style style:name="P9" style:parent-style-name="Normal" style:family="paragraph">
      <style:paragraph-properties fo:margin-left="-0.0034in">
        <style:tab-stops/>
      </style:paragraph-properties>
    </style:style>
  </office:automatic-styles>
  <office:body>
    <office:text text:use-soft-page-breaks="true">
      <text:p text:style-name="P1"><text:span text:style-name="T2">Pourquoi déposez-vous une demande d'Aide Financière ?</text:span></text:p>
      <text:p text:style-name="P3">je suis un étudiant Tunisien, mes ressources ne me permettent pas de payer la formation vue que l'état tunisien ne n'accorde pas à<text:s/>un étudiant à suivre ses études et de travailler au même temps, plus le manque des jobs étudiants. Comme je veux bien continuer les études d'ingénierie, j'ai vraiment besoin d'avoir le maximum des connaissances et de certificats dans mon domaine qui est<text:s/>la data science<text:s/>afin de pouvoir décrocher un job à la fin de mon cursus. Je vous assure que je respecte les termes de cette formation et je présente l'importance d'avoir m'accepter pour cette formation et je serai très contenant et reconnaissant si j'arrive à avoir l'accès à une formation pareille. Aussi que je veux aider les autres après avoir faire cette formation, peut être partagé ce que j'ai eu comme bagage dans mon université pour les personnes qui connaissent pas Coursera ou ils n'ont pas encore l'occasion de connaitre ces formations en ligne.</text:p>
      <text:p text:style-name="P4"><text:span text:style-name="T5">Comment votre participation à ce cours vous aidera-t-elle à atteindre vos objectifs de carrière ?</text:span></text:p>
      <text:p text:style-name="P6">Le certificat obtenu de coursera est considérée comme un argument sur un savoir ou une connaissance présentée dans un CV, ce qui va doubler les chances d'avoir un CV balèze si je peux dire, aussi que l'anglais est la langue la plus parlée au monde, aussi dans les projets que on opte les réaliser, même les postes de travail dans mon pays ont converger vers l'utilisation de cette langue. Cela va me donne un souffle de confiance pour mon cursus, sur tout que cette formation présente un poids assez considérable. Je préfère écrire dans mon CV que je connais ceci ou cela mais avec une certification, mieux que dire je sais<text:s/>faire ça ou je connais ça sans argument. De plus, des formations pareilles dans le d'un profil d'un<text:s/>data<text:s/>analyst<text:s/>sont indispensables, soit dans le monde de travail, ou le monde de la recherche .Des formations pareils se présentent rarement avec certification, et si cette dernière est présente, elle a aucune crédibilité dans le CV vu que les organisateurs des formations ne sont peut-être pas connus ou non acidités ou pas réputés.</text:p>
      <text:p text:style-name="P7"><text:span text:style-name="T8">Si vous avez répondu non, veuillez nous aider à en comprendre la raison.</text:span></text:p>
      <text:p text:style-name="P9">Non, je ne peux pas le faire : Pour avoir un prêt à faible intérêt et le rendre après il faut avoir un boulot ou bien une source ou je peux me caler, ce qui est incapable pour mon cas. Les cartes crédits qui se présentent ont des conditions non pas du tout<text:s/>destinées à des étudiants. De plus, dans le cas où je sollicite un individu qui possède une carte crédit, le problème se présente au niveau du coût de dollars en dinars tunisien, qui est très élevé dans la banque, en parlant pas que dans certain cas je suis obligé de passer par le marché noir, et ce dernier présente un coût excessivement élevé.</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paragraph-properties fo:margin-bottom="0.1in" fo:margin-left="0.0069in" fo:text-indent="-0.0069in">
        <style:tab-stops/>
      </style:paragraph-properties>
      <style:text-properties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0.9861in" fo:margin-bottom="1in" fo:margin-right="1.011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Home</meta:initial-creator>
    <dc:creator>Lenovo</dc:creator>
    <meta:creation-date>2022-10-25T12:21:00Z</meta:creation-date>
    <dc:date>2023-01-09T15:09:00Z</dc:date>
    <meta:template xlink:href="Normal" xlink:type="simple"/>
    <meta:editing-cycles>3</meta:editing-cycles>
    <meta:editing-duration>PT240S</meta:editing-duration>
    <meta:document-statistic meta:page-count="1" meta:paragraph-count="5" meta:word-count="435" meta:character-count="2823" meta:row-count="19" meta:non-whitespace-character-count="2393"/>
  </office:meta>
</office:document-meta>
</file>